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73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0cm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0cm" svg:y1="8.8cm" svg:x2="21cm" svg:y2="8.8cm">
          <text:p/>
        </draw:line>
        <draw:line draw:style-name="gr1" draw:text-style-name="P1" draw:layer="layout" svg:x1="-0.2cm" svg:y1="21.2cm" svg:x2="21cm" svg:y2="21.2cm">
          <text:p/>
        </draw:line>
        <draw:custom-shape draw:style-name="gr2" draw:text-style-name="P1" draw:layer="layout" svg:width="11cm" svg:height="3cm" svg:x="4.6cm" svg:y="7.4cm">
          <text:p text:style-name="P1"><text:span text:style-name="T1">Valeur à soumettre :</text:span></text:p>
          <text:p text:style-name="P1"><text:span text:style-name="T1"/></text:p>
          <text:p text:style-name="P1"><text:span text:style-name="T1">1- Barre de recherche</text:span></text:p>
          <text:p text:style-name="P1"><text:span text:style-name="T1">2- Mots clés</text:span></text:p>
          <text:p text:style-name="P1"><text:span text:style-name="T1">3-Barre de recherche – Mots clé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cm" svg:height="5.235cm" svg:x="0cm" svg:y="1.4cm">
          <draw:text-box>
            <text:p>ENTREES</text:p>
          </draw:text-box>
        </draw:frame>
        <draw:custom-shape draw:style-name="gr2" draw:text-style-name="P1" draw:layer="layout" svg:width="11cm" svg:height="3cm" svg:x="4.8cm" svg:y="19.6cm">
          <text:p text:style-name="P1"><text:span text:style-name="T1">Répon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cm" svg:height="7.371cm" svg:x="0cm" svg:y="10.8cm">
          <draw:text-box>
            <text:p>TRAITEMENT</text:p>
          </draw:text-box>
        </draw:frame>
        <draw:frame draw:style-name="gr4" draw:layer="layout" svg:width="1cm" svg:height="4.523cm" svg:x="0cm" svg:y="22.4cm">
          <draw:text-box>
            <text:p>SORTIE</text:p>
          </draw:text-box>
        </draw:frame>
        <draw:line draw:style-name="gr1" draw:text-style-name="P1" draw:layer="layout" svg:x1="10cm" svg:y1="7.4cm" svg:x2="10cm" svg:y2="3.2cm">
          <text:p/>
        </draw:line>
        <draw:line draw:style-name="gr1" draw:text-style-name="P1" draw:layer="layout" svg:x1="10cm" svg:y1="5.4cm" svg:x2="12.8cm" svg:y2="5.4cm">
          <text:p/>
        </draw:line>
        <draw:custom-shape draw:style-name="gr2" draw:text-style-name="P1" draw:layer="layout" svg:width="2.6cm" svg:height="2.6cm" svg:x="11.8cm" svg:y="4.1cm">
          <text:p text:style-name="P1">Filt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4.4cm" svg:y1="5.3cm" svg:x2="17.4cm" svg:y2="5.3cm">
          <text:p/>
        </draw:line>
        <draw:line draw:style-name="gr1" draw:text-style-name="P1" draw:layer="layout" svg:x1="16.3cm" svg:y1="3.8cm" svg:x2="16.3cm" svg:y2="6.8cm">
          <text:p/>
        </draw:line>
        <draw:line draw:style-name="gr1" draw:text-style-name="P1" draw:layer="layout" svg:x1="16.3cm" svg:y1="6.8cm" svg:x2="17.1cm" svg:y2="6.8cm">
          <text:p/>
        </draw:line>
        <draw:line draw:style-name="gr1" draw:text-style-name="P1" draw:layer="layout" svg:x1="16.3cm" svg:y1="3.8cm" svg:x2="17.1cm" svg:y2="3.8cm">
          <text:p/>
        </draw:line>
        <draw:custom-shape draw:style-name="gr5" draw:text-style-name="P2" draw:layer="layout" svg:width="3.6cm" svg:height="0.8cm" svg:x="17.1cm" svg:y="3.4cm">
          <text:p text:style-name="P2"><text:span text:style-name="T2">Ingrédi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6cm" svg:height="0.8cm" svg:x="17.1cm" svg:y="4.8cm">
          <text:p text:style-name="P2"><text:span text:style-name="T2">Appare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6cm" svg:height="0.8cm" svg:x="17.1cm" svg:y="6.4cm">
          <text:p text:style-name="P2"><text:span text:style-name="T2">Ustens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6cm" svg:height="1.6cm" svg:x="6.8cm" svg:y="1.6cm">
          <text:p text:style-name="P1"><text:span text:style-name="T1">Barre de recher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6cm" svg:height="1.4cm" svg:x="9.2cm" svg:y="4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0.3cm" svg:y1="24.4cm" svg:x2="10.3cm" svg:y2="22.6cm">
          <text:p/>
        </draw:line>
        <draw:line draw:style-name="gr1" draw:text-style-name="P1" draw:layer="layout" svg:x1="5.4cm" svg:y1="24.4cm" svg:x2="15.5cm" svg:y2="24.4cm">
          <text:p/>
        </draw:line>
        <draw:custom-shape draw:style-name="gr2" draw:text-style-name="P2" draw:layer="layout" svg:width="2.8cm" svg:height="2.8cm" svg:x="15.5cm" svg:y="23cm">
          <text:p text:style-name="P2"><text:span text:style-name="T2">Affichage</text:span></text:p>
          <text:p text:style-name="P2"><text:span text:style-name="T2">Résulta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8cm" svg:height="2.8cm" svg:x="2.6cm" svg:y="23.1cm">
          <text:p text:style-name="P2"><text:span text:style-name="T2">Message </text:span></text:p>
          <text:p text:style-name="P2"><text:span text:style-name="T2">err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1.912cm" svg:height="1.163cm" svg:x="6.8cm" svg:y="23.6cm">
          <draw:text-box>
            <text:p>NON</text:p>
          </draw:text-box>
        </draw:frame>
        <draw:frame draw:style-name="gr7" draw:layer="layout" svg:width="1.912cm" svg:height="1.163cm" svg:x="12.2cm" svg:y="23.601cm">
          <draw:text-box>
            <text:p>OUI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Standard" style:page-layout-name="PM1" draw:style-name="Mdp1">
      <draw:frame presentation:style-name="Standard-title" draw:layer="backgroundobjects" svg:width="18.899cm" svg:height="4.675cm" svg:x="1.05cm" svg:y="1.116cm" presentation:class="title" presentation:placeholder="true">
        <draw:text-box/>
      </draw:frame>
      <draw:frame presentation:style-name="Standard-outline1" draw:layer="backgroundobjects" svg:width="18.899cm" svg:height="18.47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wan de Belleville</meta:initial-creator>
    <meta:creation-date>2021-04-21T07:57:34.51</meta:creation-date>
    <meta:editing-duration>PT4M53S</meta:editing-duration>
    <meta:editing-cycles>2</meta:editing-cycles>
    <dc:date>2021-04-21T08:18:08.77</dc:date>
    <dc:creator>Erwan de Belleville</dc:creator>
    <meta:document-statistic meta:object-count="48"/>
    <meta:generator>OpenOffice/4.1.9$Win32 OpenOffice.org_project/419m1$Build-9805</meta:generator>
  </office:meta>
</office:document-meta>
</file>